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imes New Roman1" svg:font-family="'Times New Roman'"/>
    <style:font-face style:name="Andalus" svg:font-family="Andalu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style:font-name="Times New Roman1" fo:font-size="12pt" fo:language="en" fo:country="US" style:font-name-asian="Times New Roman1" style:font-size-asian="12pt" style:font-name-complex="Times New Roman1" style:font-size-complex="12pt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8.003cm" style:type="center"/>
          <style:tab-stop style:position="16.004cm" style:type="right"/>
        </style:tab-stops>
      </style:paragraph-properties>
      <style:text-properties fo:color="#000000" style:font-name="Times New Roman1" fo:font-size="10pt" fo:language="en" fo:country="US" style:font-name-asian="Times New Roman1" style:font-size-asian="10pt" style:font-name-complex="Times New Roman1" style:font-size-complex="10pt"/>
    </style:style>
    <style:style style:name="P3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0d7f59"/>
    </style:style>
    <style:style style:name="P5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variant="normal" fo:text-transform="none" fo:color="#222222" style:font-name="DejaVu Sans" fo:font-size="14pt" fo:letter-spacing="normal" fo:language="en" fo:country="US" fo:font-style="normal" fo:font-weight="normal" style:font-size-asian="14pt" style:font-size-complex="14pt"/>
    </style:style>
    <style:style style:name="P6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variant="normal" fo:text-transform="none" fo:color="#222222" style:font-name="DejaVu Sans" fo:font-size="14pt" fo:letter-spacing="normal" fo:language="en" fo:country="US" fo:font-style="normal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7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variant="normal" fo:text-transform="none" fo:color="#222222" style:font-name="DejaVu Sans" fo:font-size="14pt" fo:letter-spacing="normal" fo:language="en" fo:country="US" fo:font-style="normal" style:text-underline-style="solid" style:text-underline-width="auto" style:text-underline-color="font-color" fo:font-weight="bold" officeooo:rsid="00070ddd" officeooo:paragraph-rsid="00070ddd" style:font-size-asian="14pt" style:font-weight-asian="bold" style:font-size-complex="14pt" style:font-weight-complex="bold"/>
    </style:style>
    <style:style style:name="P8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variant="normal" fo:text-transform="none" fo:color="#222222" style:font-name="DejaVu Sans" fo:font-size="14pt" fo:letter-spacing="normal" fo:language="en" fo:country="US" fo:font-style="normal" style:text-underline-style="solid" style:text-underline-width="auto" style:text-underline-color="font-color" fo:font-weight="bold" officeooo:rsid="000a8ca0" officeooo:paragraph-rsid="000a8ca0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variant="normal" fo:text-transform="none" fo:color="#222222" style:font-name="DejaVu Sans" fo:font-size="14pt" fo:letter-spacing="normal" fo:language="en" fo:country="US" fo:font-style="normal" style:text-underline-style="solid" style:text-underline-width="auto" style:text-underline-color="font-color" fo:font-weight="bold" officeooo:rsid="000e0d80" officeooo:paragraph-rsid="000e0d80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variant="normal" fo:text-transform="none" fo:color="#222222" style:font-name="DejaVu Sans" fo:font-size="14pt" fo:letter-spacing="normal" fo:language="en" fo:country="US" fo:font-style="normal" style:text-underline-style="none" fo:font-weight="normal" officeooo:rsid="00070ddd" officeooo:paragraph-rsid="00077bd4" style:font-size-asian="14pt" style:font-weight-asian="normal" style:font-size-complex="14pt" style:font-weight-complex="normal"/>
    </style:style>
    <style:style style:name="P11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variant="normal" fo:text-transform="none" fo:color="#222222" style:font-name="DejaVu Sans" fo:font-size="14pt" fo:letter-spacing="normal" fo:language="en" fo:country="US" fo:font-style="normal" style:text-underline-style="none" fo:font-weight="normal" officeooo:rsid="0009a3e8" officeooo:paragraph-rsid="0009a3e8" style:font-size-asian="14pt" style:font-weight-asian="normal" style:font-size-complex="14pt" style:font-weight-complex="normal"/>
    </style:style>
    <style:style style:name="P12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variant="normal" fo:text-transform="none" fo:color="#222222" style:font-name="DejaVu Sans" fo:font-size="14pt" fo:letter-spacing="normal" fo:language="en" fo:country="US" fo:font-style="normal" style:text-underline-style="none" fo:font-weight="normal" officeooo:rsid="000a8ca0" officeooo:paragraph-rsid="000a8ca0" style:font-size-asian="14pt" style:font-weight-asian="normal" style:font-size-complex="14pt" style:font-weight-complex="normal"/>
    </style:style>
    <style:style style:name="P13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variant="normal" fo:text-transform="none" fo:color="#222222" style:font-name="DejaVu Sans" fo:font-size="14pt" fo:letter-spacing="normal" fo:language="en" fo:country="US" fo:font-style="normal" style:text-underline-style="none" fo:font-weight="normal" officeooo:rsid="000a8ca0" officeooo:paragraph-rsid="000d7f59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variant="normal" fo:text-transform="none" fo:color="#222222" style:font-name="DejaVu Sans" fo:font-size="14pt" fo:letter-spacing="normal" fo:language="en" fo:country="US" fo:font-style="normal" style:text-underline-style="none" fo:font-weight="normal" officeooo:rsid="000d7f59" officeooo:paragraph-rsid="000d7f59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variant="normal" fo:text-transform="none" fo:color="#222222" style:font-name="DejaVu Sans" fo:font-size="14pt" fo:letter-spacing="normal" fo:language="en" fo:country="US" fo:font-style="normal" style:text-underline-style="none" fo:font-weight="normal" officeooo:rsid="000e0d80" officeooo:paragraph-rsid="000e0d80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variant="normal" fo:text-transform="none" fo:color="#222222" style:font-name="DejaVu Sans" fo:font-size="14pt" fo:letter-spacing="normal" fo:font-style="normal" fo:font-weight="normal" style:font-size-asian="14pt" style:font-size-complex="14pt"/>
    </style:style>
    <style:style style:name="P17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variant="normal" fo:text-transform="none" fo:color="#1d2d58" style:text-line-through-style="none" style:text-line-through-type="none" style:font-name="Andalus" fo:font-size="14.25pt" fo:letter-spacing="normal" fo:language="en" fo:country="US" fo:font-style="normal" style:text-underline-style="none" fo:font-weight="normal" style:text-blinking="false"/>
    </style:style>
    <style:style style:name="P18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variant="normal" fo:text-transform="none" fo:color="#1d2d58" style:text-line-through-style="none" style:text-line-through-type="none" style:font-name="DejaVu Sans" fo:font-size="14pt" fo:letter-spacing="normal" fo:language="en" fo:country="US" fo:font-style="normal" style:text-underline-style="none" fo:font-weight="normal" style:text-blinking="false" style:font-size-asian="14pt" style:font-size-complex="14pt"/>
    </style:style>
    <style:style style:name="P19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variant="normal" fo:text-transform="none" fo:color="#1d2d58" style:text-line-through-style="none" style:text-line-through-type="none" style:font-name="DejaVu Sans" fo:font-size="14pt" fo:letter-spacing="normal" fo:language="en" fo:country="US" fo:font-style="normal" style:text-underline-style="solid" style:text-underline-width="auto" style:text-underline-color="font-color" fo:font-weight="bold" style:text-blinking="false" style:font-size-asian="14pt" style:font-weight-asian="bold" style:font-size-complex="14pt" style:font-weight-complex="bold"/>
    </style:style>
    <style:style style:name="P20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variant="normal" fo:text-transform="none" fo:color="#43413c" style:text-line-through-style="none" style:text-line-through-type="none" style:font-name="DejaVu Sans" fo:font-size="14pt" fo:letter-spacing="normal" fo:language="en" fo:country="US" fo:font-style="normal" style:text-underline-style="none" fo:font-weight="normal" style:text-blinking="false" style:font-size-asian="14pt" style:font-size-complex="14pt"/>
    </style:style>
    <style:style style:name="P21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DejaVu Sans" fo:font-size="14pt" fo:language="en" fo:country="US" style:font-size-asian="14pt" style:font-size-complex="14pt"/>
    </style:style>
    <style:style style:name="P22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DejaVu Sans" fo:font-size="14pt" style:font-size-asian="14pt" style:font-size-complex="14pt"/>
    </style:style>
    <style:style style:name="P23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variant="normal" fo:text-transform="none" fo:color="#222222" style:font-name="DejaVu Sans" fo:font-size="14pt" fo:letter-spacing="normal" fo:language="en" fo:country="US" fo:font-style="normal" style:text-underline-style="none" fo:font-weight="normal" officeooo:rsid="00077bd4" officeooo:paragraph-rsid="00077bd4" style:font-size-asian="14pt" style:font-weight-asian="normal" style:font-size-complex="14pt" style:font-weight-complex="normal"/>
    </style:style>
    <style:style style:name="P24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variant="normal" fo:text-transform="none" fo:color="#222222" style:font-name="DejaVu Sans" fo:font-size="14pt" fo:letter-spacing="normal" fo:language="en" fo:country="US" fo:font-style="normal" style:text-underline-style="none" fo:font-weight="normal" officeooo:rsid="00070ddd" officeooo:paragraph-rsid="00077bd4" style:font-size-asian="14pt" style:font-weight-asian="normal" style:font-size-complex="14pt" style:font-weight-complex="normal"/>
    </style:style>
    <style:style style:name="P25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variant="normal" fo:text-transform="none" fo:color="#222222" style:font-name="DejaVu Sans" fo:font-size="14pt" fo:letter-spacing="normal" fo:language="en" fo:country="US" fo:font-style="normal" style:text-underline-style="none" fo:font-weight="normal" officeooo:rsid="0009a3e8" officeooo:paragraph-rsid="0009a3e8" style:font-size-asian="14pt" style:font-weight-asian="normal" style:font-size-complex="14pt" style:font-weight-complex="normal"/>
    </style:style>
    <style:style style:name="P26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variant="normal" fo:text-transform="none" fo:color="#222222" style:font-name="DejaVu Sans" fo:font-size="14pt" fo:letter-spacing="normal" fo:language="en" fo:country="US" fo:font-style="normal" style:text-underline-style="none" fo:font-weight="normal" officeooo:rsid="0009a3e8" officeooo:paragraph-rsid="00122f32" style:font-size-asian="14pt" style:font-weight-asian="normal" style:font-size-complex="14pt" style:font-weight-complex="normal"/>
    </style:style>
    <style:style style:name="P27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variant="normal" fo:text-transform="none" fo:color="#222222" style:font-name="DejaVu Sans" fo:font-size="14pt" fo:letter-spacing="normal" fo:language="en" fo:country="US" fo:font-style="normal" style:text-underline-style="none" fo:font-weight="normal" officeooo:rsid="000d7f59" officeooo:paragraph-rsid="000d7f59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variant="normal" fo:text-transform="none" fo:color="#222222" style:font-name="DejaVu Sans" fo:font-size="14pt" fo:letter-spacing="normal" fo:language="en" fo:country="US" fo:font-style="normal" style:text-underline-style="none" fo:font-weight="normal" officeooo:rsid="000e0d80" officeooo:paragraph-rsid="000e0d80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variant="normal" fo:text-transform="none" fo:color="#222222" style:font-name="DejaVu Sans" fo:font-size="14pt" fo:letter-spacing="normal" fo:language="en" fo:country="US" fo:font-style="normal" style:text-underline-style="none" fo:font-weight="normal" officeooo:rsid="000e0d80" officeooo:paragraph-rsid="00122f32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variant="normal" fo:text-transform="none" fo:color="#222222" style:font-name="DejaVu Sans" fo:font-size="14pt" fo:letter-spacing="normal" fo:language="en" fo:country="US" fo:font-style="normal" fo:font-weight="normal" style:font-size-asian="14pt" style:font-size-complex="14pt"/>
    </style:style>
    <style:style style:name="P31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variant="normal" fo:text-transform="none" fo:color="#222222" style:font-name="DejaVu Sans" fo:font-size="14pt" fo:letter-spacing="normal" fo:font-style="normal" fo:font-weight="normal" style:font-size-asian="14pt" style:font-size-complex="14pt"/>
    </style:style>
    <style:style style:name="P32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variant="normal" fo:text-transform="none" fo:color="#222222" style:font-name="DejaVu Sans" fo:font-size="14pt" fo:letter-spacing="normal" fo:font-style="normal" fo:font-weight="normal" officeooo:paragraph-rsid="00122f32" style:font-size-asian="14pt" style:font-size-complex="14pt"/>
    </style:style>
    <style:style style:name="P33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12.488cm"/>
        </style:tab-stops>
      </style:paragraph-properties>
      <style:text-properties fo:font-variant="normal" fo:text-transform="none" fo:color="#222222" style:font-name="DejaVu Sans" fo:font-size="14pt" fo:letter-spacing="normal" fo:font-style="normal" fo:font-weight="normal" officeooo:paragraph-rsid="00122f32" style:font-size-asian="14pt" style:font-size-complex="14pt"/>
    </style:style>
    <style:style style:name="P34" style:family="paragraph" style:parent-style-name="Text_20_body" style:list-style-name="L1">
      <style:paragraph-properties fo:margin-top="0cm" fo:margin-bottom="0cm" loext:contextual-spacing="false" fo:line-height="100%" fo:text-align="start" style:justify-single-word="false"/>
      <style:text-properties fo:font-variant="normal" fo:text-transform="none" fo:color="#222222" style:font-name="DejaVu Sans" fo:font-size="14pt" fo:letter-spacing="normal" fo:language="en" fo:country="US" fo:font-style="normal" style:text-underline-style="none" fo:font-weight="normal" officeooo:rsid="000d7f59" officeooo:paragraph-rsid="000d7f59" style:font-size-asian="14pt" style:font-weight-asian="normal" style:font-size-complex="14pt" style:font-weight-complex="normal"/>
    </style:style>
    <style:style style:name="P35" style:family="paragraph" style:parent-style-name="Text_20_body" style:list-style-name="L1">
      <style:paragraph-properties fo:margin-top="0cm" fo:margin-bottom="0cm" loext:contextual-spacing="false" fo:line-height="100%" fo:text-align="start" style:justify-single-word="false"/>
      <style:text-properties fo:font-variant="normal" fo:text-transform="none" fo:color="#222222" style:font-name="DejaVu Sans" fo:font-size="14pt" fo:letter-spacing="normal" fo:language="en" fo:country="US" fo:font-style="normal" style:text-underline-style="none" fo:font-weight="normal" officeooo:rsid="000d7f59" officeooo:paragraph-rsid="000a8ca0" style:font-size-asian="14pt" style:font-weight-asian="normal" style:font-size-complex="14pt" style:font-weight-complex="normal"/>
    </style:style>
    <style:style style:name="T1" style:family="text">
      <style:text-properties fo:font-variant="normal" fo:text-transform="none" fo:color="#1d2d58" style:text-line-through-style="none" style:text-line-through-type="none" fo:letter-spacing="normal" fo:font-style="normal" style:text-underline-style="none" fo:font-weight="normal" style:text-blinking="false"/>
    </style:style>
    <style:style style:name="T2" style:family="text">
      <style:text-properties fo:font-variant="normal" fo:text-transform="none" fo:color="#222222" style:font-name="DejaVu Sans" fo:font-size="14pt" fo:letter-spacing="normal" fo:language="en" fo:country="US" fo:font-style="normal" fo:font-weight="normal" style:font-size-asian="14pt" style:font-size-complex="14pt"/>
    </style:style>
    <style:style style:name="T3" style:family="text">
      <style:text-properties fo:font-variant="normal" fo:text-transform="none" fo:color="#222222" style:font-name="DejaVu Sans" fo:font-size="14pt" fo:letter-spacing="normal" fo:language="en" fo:country="US" fo:font-style="normal" style:text-underline-style="solid" style:text-underline-width="auto" style:text-underline-color="font-color" fo:font-weight="bold" officeooo:rsid="000d7f59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222222" style:font-name="DejaVu Sans" fo:font-size="14pt" fo:letter-spacing="normal" fo:language="en" fo:country="US" fo:font-style="normal" style:text-underline-style="solid" style:text-underline-width="auto" style:text-underline-color="font-color" fo:font-weight="bold" officeooo:rsid="000a8ca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222222" style:font-name="DejaVu Sans" fo:font-size="14pt" fo:letter-spacing="normal" fo:language="en" fo:country="US" fo:font-style="italic" fo:font-weight="normal" style:font-size-asian="14pt" style:font-size-complex="14pt"/>
    </style:style>
    <style:style style:name="T6" style:family="text">
      <style:text-properties fo:font-variant="normal" fo:text-transform="none" fo:color="#222222" fo:letter-spacing="normal" fo:font-style="normal" fo:font-weight="normal"/>
    </style:style>
    <style:style style:name="T7" style:family="text">
      <style:text-properties fo:font-variant="normal" fo:text-transform="none" fo:color="#222222" fo:letter-spacing="normal" fo:language="en" fo:country="US" fo:font-style="normal" fo:font-weight="normal"/>
    </style:style>
    <style:style style:name="T8" style:family="text">
      <style:text-properties fo:color="#43413c" style:font-name="DejaVu Sans"/>
    </style:style>
    <style:style style:name="T9" style:family="text">
      <style:text-properties fo:color="#43413c" style:font-name="DejaVu Sans"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43413c" style:font-name="DejaVu Sans" fo:font-size="28pt" fo:font-weight="bold" style:font-size-asian="28pt" style:font-weight-asian="bold" style:font-size-complex="28pt" style:font-weight-complex="bold"/>
    </style:style>
    <style:style style:name="T11" style:family="text">
      <style:text-properties fo:color="#43413c" style:font-name="DejaVu Sans" fo:font-size="16pt" fo:font-weight="bold" style:font-size-asian="16pt" style:font-weight-asian="bold" style:font-size-complex="16pt" style:font-weight-complex="bold"/>
    </style:style>
    <style:style style:name="T12" style:family="text">
      <style:text-properties officeooo:rsid="0005e617"/>
    </style:style>
    <style:style style:name="T13" style:family="text">
      <style:text-properties officeooo:rsid="00077bd4"/>
    </style:style>
    <style:style style:name="T14" style:family="text">
      <style:text-properties officeooo:rsid="00088552"/>
    </style:style>
    <style:style style:name="T15" style:family="text">
      <style:text-properties officeooo:rsid="000a8ca0"/>
    </style:style>
    <style:style style:name="T16" style:family="text">
      <style:text-properties officeooo:rsid="000d7f59"/>
    </style:style>
    <style:style style:name="T17" style:family="text">
      <style:text-properties officeooo:rsid="000e0d80"/>
    </style:style>
    <style:style style:name="T18" style:family="text">
      <style:text-properties officeooo:rsid="000edcfe"/>
    </style:style>
    <style:style style:name="T19" style:family="text">
      <style:text-properties officeooo:rsid="0010c1e2"/>
    </style:style>
    <style:style style:name="T20" style:family="text">
      <style:text-properties officeooo:rsid="00122f3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8"><text:tab/><text:tab/><text:tab/><text:tab/><text:tab/></text:span><text:span text:style-name="T11">42</text:span></text:p>
      <text:p text:style-name="P20"/>
      <text:p text:style-name="P19">Intro</text:p>
      <text:p text:style-name="P21"><text:span text:style-name="T1"><text:tab/></text:span><text:span text:style-name="T6">A new computer school in Paris has been opened.</text:span></text:p>
      <text:p text:style-name="P3"><text:span text:style-name="T2">The school is called 42 ( in reference of the science fiction classic, </text:span><text:span text:style-name="Emphasis"><text:span text:style-name="T5">The Hitchhikers Guide to the Galaxy</text:span></text:span><text:span text:style-name="T2">, where 42 is the answer to the question of life. )</text:span></text:p>
      <text:p text:style-name="P5"/>
      <text:p text:style-name="P5"><text:tab/>It was founded by <text:s/>Xavier Niel, a telecom magnate who created Free, the third largest France’s telecommunications company.</text:p>
      <text:p text:style-name="P5"/>
      <text:p text:style-name="P5"><text:tab/>Xavier Niel launched this developer school. In his opinion, <text:s/>the French education system is failing young people and private school often are very expensive. That's why 42 is the first private school completely free. <text:span text:style-name="T14">If you want to join this school</text:span> <text:span text:style-name="T14">you have to pass </text:span>a on<text:span text:style-name="T13">e</text:span> month exam called “the swimmingpool”.</text:p>
      <text:p text:style-name="P5"/>
      <text:p text:style-name="P6">The swimmingpool</text:p>
      <text:p text:style-name="P22"><text:span text:style-name="T7"><text:tab/>During this time potential students are </text:span><text:span text:style-name="T6">thrown together and challenged with computer problems for 15 hours a day.</text:span></text:p>
      <text:p text:style-name="P16">So they have to eat, sleep, have shower, live at school !</text:p>
      <text:p text:style-name="P16"/>
      <text:p text:style-name="P16"><text:tab/>At the beginning there are 4000 potentials students selected by passing an online test.</text:p>
      <text:p text:style-name="P16"/>
      <text:p text:style-name="P16"><text:tab/>At the end of the “swimmingpool” only 800 of them are allowed to study at 42.</text:p>
      <text:p text:style-name="P16"/>
      <text:p text:style-name="P16"><text:tab/>Ok then ! You have a one in five chance of being selected.</text:p>
      <text:p text:style-name="P32">That's wrong, because 800 is a maximum.</text:p>
      <text:p text:style-name="P32">There is no minimum yet. In addition, <text:s/>the selection criteria<text:span text:style-name="T14">s</text:span> are different.</text:p>
      <text:p text:style-name="P32"/>
      <text:p text:style-name="P16">There are no teachers so subjects says “Do you have question? Ask your right neighbour. Otherwise, ask your left neighbour”</text:p>
      <text:p text:style-name="P16">and “Your reference manual is called Google / man / Internet”.</text:p>
      <text:p text:style-name="P16"/>
      <text:p text:style-name="P16"/>
      <text:p text:style-name="P33"><text:soft-page-break/>42 call this philosophy : “peer learning”, students learn by the<text:span text:style-name="T14">m</text:span>sel<text:span text:style-name="T14">ves</text:span> <text:span text:style-name="T14">or</text:span> with each others.</text:p>
      <text:p text:style-name="P33">You don't have to be good when you begin to learn.</text:p>
      <text:p text:style-name="P33">You just have to search informations that you need to succeed by talking with someone who knows or reading manuels about some tools.</text:p>
      <text:p text:style-name="P16"><text:span text:style-name="T12">In </text:span>42 <text:span text:style-name="T12">they</text:span> don't want to teach some stuff, they want students to find solutions on problems.</text:p>
      <text:p text:style-name="P16"/>
      <text:p text:style-name="P7">The program</text:p>
      <text:p text:style-name="P10"><text:tab/>The learning model is <text:span text:style-name="T14">as </text:span>similar as a video game. You have projects like quests, <text:span text:style-name="T13">skills, levels, xp.</text:span></text:p>
      <text:p text:style-name="P10"/>
      <text:p text:style-name="P23">Every project has its own level or skill restriction.</text:p>
      <text:p text:style-name="P23"/>
      <text:p text:style-name="P11">When you finish <text:span text:style-name="T20">a project</text:span>, you are corrected by 3 or more students. There is also an automatic correction realized by a software.</text:p>
      <text:p text:style-name="P11"/>
      <text:p text:style-name="P26">The evaluation is like binary notation, your project is only validate<text:span text:style-name="T19">d</text:span> if your mark is above 100%. And you have to standardise your code with some rules.</text:p>
      <text:p text:style-name="P26">Something <text:span text:style-name="T15">that</text:span> doesn't respect standards <text:span text:style-name="T15">is evaluate with zero. Same when someone give input which makes your program fail.</text:span></text:p>
      <text:p text:style-name="P5"/>
      <text:p text:style-name="P4"><text:span text:style-name="T3">Some s</text:span><text:span text:style-name="T4">tandards</text:span></text:p>
      <text:list xml:id="list4792725285868095814" text:style-name="L1">
        <text:list-item>
          <text:p text:style-name="P34">No space at the end of a line.</text:p>
        </text:list-item>
        <text:list-item>
          <text:p text:style-name="P35">No bad indentation.</text:p>
        </text:list-item>
        <text:list-item>
          <text:p text:style-name="P35">Variable cannot be initialized when declared except statics and globals one.</text:p>
        </text:list-item>
        <text:list-item>
          <text:p text:style-name="P34">5 functions per file and 25 lines per function maximum (main included).</text:p>
        </text:list-item>
        <text:list-item>
          <text:p text:style-name="P34">Only “while” loop allowed (no “for” or “do…while”)</text:p>
        </text:list-item>
      </text:list>
      <text:p text:style-name="P12"/>
      <text:p text:style-name="P8">Exam</text:p>
      <text:p text:style-name="P13"><text:tab/><text:span text:style-name="T16">A very strict part of the school. You have to be on time.</text:span></text:p>
      <text:p text:style-name="P14">If you are late, you get a zero.</text:p>
      <text:p text:style-name="P14">If you cheat, you get -42.</text:p>
      <text:p text:style-name="P14">You have a question or a problem? Stand up and wait for <text:span text:style-name="T19">the </text:span>staff.</text:p>
      <text:p text:style-name="P14"><text:soft-page-break/>A phone ring<text:span text:style-name="T19">s</text:span> in your <text:span text:style-name="T17">row, all the row get out ! (In one row there are 22 computers).</text:span></text:p>
      <text:p text:style-name="P15">An exam is validate<text:span text:style-name="T19">d</text:span> only with 75% or more.</text:p>
      <text:p text:style-name="P15"/>
      <text:p text:style-name="P15"><text:tab/>And it's interactive, soft give you an exercise for 100%. If you fail, it give<text:span text:style-name="T19">s</text:span> you another exercise for 95% and it decrease<text:span text:style-name="T19">s</text:span> by 5% every time you fail one exercise.</text:p>
      <text:p text:style-name="P15"/>
      <text:p text:style-name="P29"><text:tab/>There are other type<text:span text:style-name="T19">s</text:span> of exams with for example 10 exercises increasing difficulties.</text:p>
      <text:p text:style-name="P29"><text:tab/>You have to start with the first one. Imagine you make 9 exercises but you are wrong on the second one, the correction stop<text:span text:style-name="T19">s</text:span> on exercice 2 and you get only points <text:span text:style-name="T19">for</text:span> the first exercice.</text:p>
      <text:p text:style-name="P29"><text:span text:style-name="T20"><text:tab/>The o</text:span>ther <text:span text:style-name="T20">exercices</text:span> are not corrected.</text:p>
      <text:p text:style-name="P15"/>
      <text:p text:style-name="P9">Conclusion</text:p>
      <text:p text:style-name="P15"><text:tab/>42 seems to be the best way to learn by yourself and work with others. But some people cannot find the motivation to work on it everyday. I think <text:span text:style-name="T18">that teachers often give their students high motivation and the absence of teachers in 42 may not suit everyone.</text:span></text:p>
      <text:p text:style-name="P5"><text:tab/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imes New Roman1" svg:font-family="'Times New Roman'"/>
    <style:font-face style:name="Andalus" svg:font-family="Andalu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style:font-name="Times New Roman1" fo:font-size="12pt" fo:language="en" fo:country="US" style:font-name-asian="Times New Roman1" style:font-size-asian="12pt" style:font-name-complex="Times New Roman1" style:font-size-complex="12pt"/>
    </style:style>
    <style:style style:name="M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8.003cm" style:type="center"/>
          <style:tab-stop style:position="16.004cm" style:type="right"/>
        </style:tab-stops>
      </style:paragraph-properties>
      <style:text-properties fo:color="#000000" style:font-name="Times New Roman1" fo:font-size="10pt" fo:language="en" fo:country="US" style:font-name-asian="Times New Roman1" style:font-size-asian="10pt" style:font-name-complex="Times New Roman1" style:font-size-complex="10pt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498cm" fo:margin-bottom="2.498cm" fo:margin-left="2.498cm" fo:margin-right="2.498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>
      <style:header>
        <text:p text:style-name="MP1"/>
        <text:p text:style-name="MP2"/>
      </style:header>
      <style:footer>
        <text:p text:style-name="MP1"/>
        <text:p text:style-name="MP2"/>
      </style:footer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Linux_X86_64 LibreOffice_project/00m0$Build-2</meta:generator>
    <dc:date>2016-04-04T09:30:15.841218795</dc:date>
    <meta:editing-duration>PT6H56M1S</meta:editing-duration>
    <meta:editing-cycles>13</meta:editing-cycles>
    <meta:printed-by>fanny k</meta:printed-by>
    <meta:print-date>2016-02-10T14:26:32.47</meta:print-date>
    <meta:document-statistic meta:table-count="0" meta:image-count="0" meta:object-count="0" meta:page-count="3" meta:paragraph-count="46" meta:word-count="654" meta:character-count="3626" meta:non-whitespace-character-count="2999"/>
  </office:meta>
</office:document-meta>
</file>